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tcEras-Book" svg:font-family="ItcEras-Book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Palatino-Bold" svg:font-family="Palatino-Bold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</office:font-face-decls>
  <office:automatic-styles>
    <style:style style:name="Tableau1" style:family="table">
      <style:table-properties style:width="2.942cm" table:align="left" style:writing-mode="lr-tb"/>
    </style:style>
    <style:style style:name="Tableau1.A" style:family="table-column">
      <style:table-column-properties style:column-width="2.94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="0.1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officeooo:paragraph-rsid="00082eb5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Palatino-Bold" fo:font-size="10pt" fo:font-weight="bold" officeooo:rsid="00082eb5" officeooo:paragraph-rsid="00082eb5" style:font-size-asian="8.75pt" style:font-weight-asian="bold" style:font-name-complex="Palatino-Bold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Palatino-Bold" fo:font-size="15pt" style:text-underline-style="solid" style:text-underline-width="auto" style:text-underline-color="font-color" fo:font-weight="bold" officeooo:paragraph-rsid="00082eb5" style:font-size-asian="15pt" style:font-weight-asian="bold" style:font-name-complex="Palatino-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Palatino-Bold" fo:font-size="15pt" fo:font-weight="bold" officeooo:paragraph-rsid="00082eb5" style:font-size-asian="15pt" style:font-weight-asian="bold" style:font-name-complex="Palatino-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Palatino-Bold" fo:font-size="13pt" fo:font-weight="bold" officeooo:paragraph-rsid="00082eb5" style:font-size-asian="13pt" style:font-weight-asian="bold" style:font-name-complex="Palatino-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Palatino-Bold" fo:font-size="13pt" officeooo:paragraph-rsid="00082eb5" style:font-size-asian="13pt" style:font-name-complex="Palatino-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ItcEras-Book" fo:font-size="11pt" officeooo:paragraph-rsid="00082eb5" style:font-size-asian="11pt" style:font-name-complex="ItcEras-Book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ItcEras-Book" fo:font-size="11pt" fo:font-style="italic" fo:font-weight="bold" officeooo:paragraph-rsid="00082eb5" style:font-size-asian="11pt" style:font-style-asian="italic" style:font-weight-asian="bold" style:font-name-complex="ItcEras-Book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ItcEras-Book" fo:font-size="11pt" fo:font-weight="bold" officeooo:paragraph-rsid="00082eb5" style:font-size-asian="11pt" style:font-weight-asian="bold" style:font-name-complex="ItcEras-Book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ItcEras-Book" fo:font-size="11pt" officeooo:paragraph-rsid="00082eb5" fo:background-color="#ffff00" style:font-size-asian="11pt" style:font-name-complex="ItcEras-Book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ItcEras-Book" fo:font-size="9pt" officeooo:paragraph-rsid="00082eb5" style:font-size-asian="9pt" style:font-name-complex="ItcEras-Book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ItcEras-Book" fo:font-size="10pt" officeooo:paragraph-rsid="00082eb5" style:font-size-asian="10pt" style:font-name-complex="ItcEras-Book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Times New Roman" fo:font-size="9pt" officeooo:paragraph-rsid="00082eb5" style:font-size-asian="9pt" style:font-name-complex="Times New Roman"/>
    </style:style>
    <style:style style:name="P14" style:family="paragraph" style:parent-style-name="Standard">
      <style:paragraph-properties fo:text-align="start" style:justify-single-word="false"/>
      <style:text-properties officeooo:paragraph-rsid="00082eb5" fo:background-color="#ffff00"/>
    </style:style>
    <style:style style:name="T1" style:family="text">
      <style:text-properties fo:color="#000000" loext:opacity="100%" style:font-name="Wingdings" fo:font-size="8pt" style:font-name-asian="Wingdings" style:font-size-asian="8pt" style:font-name-complex="Wingdings"/>
    </style:style>
    <style:style style:name="T2" style:family="text">
      <style:text-properties fo:color="#000000" loext:opacity="100%" style:font-name="ItcEras-Book" fo:font-size="11pt" style:font-size-asian="11pt" style:font-name-complex="ItcEras-Book"/>
    </style:style>
    <style:style style:name="T3" style:family="text">
      <style:text-properties fo:color="#000000" loext:opacity="100%" style:font-name="ItcEras-Book" fo:font-size="11pt" officeooo:rsid="00089a0c" style:font-size-asian="11pt" style:font-name-complex="ItcEras-Book"/>
    </style:style>
    <style:style style:name="T4" style:family="text">
      <style:text-properties fo:color="#000000" loext:opacity="100%" style:font-name="ItcEras-Book" fo:font-size="11pt" style:font-name-asian="ItcEras-Book" style:font-size-asian="11pt" style:font-name-complex="ItcEras-Book"/>
    </style:style>
    <style:style style:name="T5" style:family="text">
      <style:text-properties fo:color="#000000" loext:opacity="100%" style:font-name="ItcEras-Book" fo:font-size="11pt" fo:font-style="italic" fo:font-weight="bold" style:font-size-asian="11pt" style:font-style-asian="italic" style:font-weight-asian="bold" style:font-name-complex="ItcEras-Book" style:font-style-complex="italic" style:font-weight-complex="bold"/>
    </style:style>
    <style:style style:name="T6" style:family="text">
      <style:text-properties fo:color="#000000" loext:opacity="100%" style:font-name="ItcEras-Book" fo:font-size="11pt" fo:font-style="italic" fo:font-weight="bold" officeooo:rsid="00099ba5" style:font-size-asian="11pt" style:font-style-asian="italic" style:font-weight-asian="bold" style:font-name-complex="ItcEras-Book" style:font-style-complex="italic" style:font-weight-complex="bold"/>
    </style:style>
    <style:style style:name="T7" style:family="text">
      <style:text-properties fo:color="#000000" loext:opacity="100%" style:font-name="ItcEras-Book" fo:font-size="11pt" fo:font-weight="bold" style:font-size-asian="11pt" style:font-weight-asian="bold" style:font-name-complex="ItcEras-Book" style:font-weight-complex="bold"/>
    </style:style>
    <style:style style:name="T8" style:family="text">
      <style:text-properties officeooo:rsid="00082eb5"/>
    </style:style>
    <style:style style:name="T9" style:family="text">
      <style:text-properties officeooo:rsid="00089a0c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082eb5" style:font-weight-asian="bold"/>
    </style:style>
    <style:style style:name="T12" style:family="text">
      <style:text-properties fo:font-weight="bold" officeooo:rsid="00089a0c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asian="ItcEras-Book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89a0c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officeooo:rsid="0009920b"/>
    </style:style>
    <style:style style:name="T21" style:family="text">
      <style:text-properties officeooo:rsid="000a3a3b"/>
    </style:style>
    <style:style style:name="T22" style:family="text">
      <style:text-properties fo:color="#c9211e" loext:opacity="100%" style:font-name="Wingdings" fo:font-size="8pt" style:font-name-asian="Wingdings" style:font-size-asian="8pt" style:font-name-complex="Wingdings"/>
    </style:style>
    <style:style style:name="T23" style:family="text">
      <style:text-properties fo:color="#c9211e" loext:opacity="100%" style:font-name="ItcEras-Book" fo:font-size="11pt" fo:font-style="italic" fo:font-weight="bold" style:font-size-asian="11pt" style:font-style-asian="italic" style:font-weight-asian="bold" style:font-name-complex="ItcEras-Book" style:font-style-complex="italic" style:font-weight-complex="bold"/>
    </style:style>
    <style:style style:name="T24" style:family="text">
      <style:text-properties fo:color="#c9211e" loext:opacity="100%" style:font-name="ItcEras-Book" fo:font-size="11pt" fo:font-style="italic" fo:font-weight="bold" officeooo:rsid="00099ba5" style:font-size-asian="11pt" style:font-style-asian="italic" style:font-weight-asian="bold" style:font-name-complex="ItcEras-Book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6">Info2 <text:s text:c="2"/></text:span><text:s text:c="138"/><text:span text:style-name="T17">Didier KUEVIAKOE</text:span></text:p>
      <text:p text:style-name="P2"><text:s text:c="149"/></text:p>
      <text:p text:style-name="P3">Les <text:span text:style-name="T8">20 </text:span>clauses et mentions obligatoires d’un contrat <text:span text:style-name="T19"><text:s text:c="4"/></text:span></text:p>
      <text:p text:style-name="P4"><text:span text:style-name="T18">informatique</text:span> :</text:p>
      <text:p text:style-name="P7"/>
      <text:p text:style-name="P7">La structure type d’un contrat informatique s’élabore par rapport aux</text:p>
      <text:p text:style-name="P7">clauses et obligations suivantes :</text:p>
      <text:p text:style-name="P13"/>
      <text:p text:style-name="P5"><text:span text:style-name="T8">1 - </text:span>L’identification des parties</text:p>
      <text:p text:style-name="P7">Elle permet de connaître l’identité des cocontractants. Mentionnée en</text:p>
      <text:p text:style-name="P7">entête du contrat, elle précise la dénomination sociale exacte, la forme</text:p>
      <text:p text:style-name="P7">juridique, l’adresse, le numéro d’immatriculation au Registre du Commerce</text:p>
      <text:p text:style-name="P7">et des Sociétés, le capital social, enfin les nom, qualité et fonction des</text:p>
      <text:p text:style-name="P7">signataires.</text:p>
      <text:p text:style-name="P7"/>
      <text:p text:style-name="P6"><text:span text:style-name="T11">2 - </text:span><text:span text:style-name="T10">Le préambule</text:span></text:p>
      <text:p text:style-name="P7">Il décrit les activités de chacune des parties et donne les informations sur les</text:p>
      <text:p text:style-name="P7">objectifs du contrat. Les documents constitutifs du contrat, ainsi que sa date</text:p>
      <text:p text:style-name="P7">d’entrée en vigueur sont mentionnés.</text:p>
      <text:p text:style-name="P7"/>
      <text:p text:style-name="P5"><text:span text:style-name="T8">3 - </text:span>Les définitions</text:p>
      <text:p text:style-name="P7">Elles définissent et clarifient tous les termes techniques du contrat afin</text:p>
      <text:p text:style-name="P7">d’éviter tout litige en cours d’exécution dû à une divergence d’interprétation</text:p>
      <text:p text:style-name="P8">(exemples : « liens hypertextes », « jeux d’essais », « recette »<text:span text:style-name="T21">= réception,livraison</text:span>, etc.).</text:p>
      <text:p text:style-name="P7"/>
      <text:p text:style-name="P5"><text:span text:style-name="T8">4 - </text:span>L’objet</text:p>
      <text:p text:style-name="P7">Il détermine pour chacune des parties, ses droits et ses obligations</text:p>
      <text:p text:style-name="P8">(exemple : réalisation au forfait et mise en ligne d’un site Web, avec</text:p>
      <text:p text:style-name="P8">obligation de résultat conformément au cahier des charges et à la</text:p>
      <text:p text:style-name="P8">proposition commerciale).</text:p>
      <text:p text:style-name="P7"/>
      <text:p text:style-name="P5"><text:span text:style-name="T8">5 - </text:span>La durée et les lieux d’exécution des prestations</text:p>
      <text:p text:style-name="P7">La durée détermine la période de conception et de réalisation du projet.</text:p>
      <text:p text:style-name="P7">Elle peut être déterminée (éventuellement renouvelable) ou indéterminée</text:p>
      <text:p text:style-name="P7">(maintenance évolutive).</text:p>
      <text:p text:style-name="P7">Les lieux d’exécution des différentes tâches sont précisés <text:span text:style-name="T15">(exemple : le</text:span></text:p>
      <text:p text:style-name="P8">développement s’effectuera dans les locaux de la Société Y dans le cas où</text:p>
      <text:p text:style-name="P8">nous sous-traitons la partie y de la conception découlant du contrat).</text:p>
      <text:p text:style-name="P7"/>
      <text:p text:style-name="P5"><text:span text:style-name="T8">6 - </text:span>Les obligations des parties</text:p>
      <text:p text:style-name="P7">C’est le résumé des principales obligations des parties :</text:p>
      <text:p text:style-name="P7"/>
      <text:p text:style-name="P1"><text:span text:style-name="T1">􀀁 </text:span><text:span text:style-name="T2">Les obligations <text:s/>concernent </text:span><text:span text:style-name="T3">tout d'abord</text:span><text:span text:style-name="T2"> la confidentialité et la</text:span></text:p>
      <text:p text:style-name="P7">collaboration des 2 parties.</text:p>
      <text:p text:style-name="P11"/>
      <text:p text:style-name="P7">Il s’agit, en outre, de préciser :</text:p>
      <text:p text:style-name="P14"><text:span text:style-name="T22">􀀁 </text:span><text:span text:style-name="T23">Les obligations de moyens </text:span><text:span text:style-name="T2">: lorsque le prestataire s’engage à faire</text:span></text:p>
      <text:p text:style-name="P10">tout le possible pour exécuter ses obligations (c’est le cas du</text:p>
      <text:p text:style-name="P10">médecin qui s’engage à soigner, pas à guérir). Le client aura la</text:p>
      <text:p text:style-name="P10">charge de prouver que le fournisseur n’a pas respecté les clauses</text:p>
      <text:p text:style-name="P10">du contrat. Les contrats en régie sont en général avec obligations</text:p>
      <text:p text:style-name="P10">de moyens.</text:p>
      <text:p text:style-name="P14"><text:soft-page-break/><text:span text:style-name="T22">􀀁 </text:span><text:span text:style-name="T23">Les obligations de résultat</text:span><text:span text:style-name="T24">s</text:span><text:span text:style-name="T2"> : le prestataire garantit d’atteindre un</text:span></text:p>
      <text:p text:style-name="P10">résultat déterminé. Il aura la charge de prouver que la défaillance</text:p>
      <text:p text:style-name="P10">dans la réalisation de sa prestation ne peut lui être imputable (force</text:p>
      <text:p text:style-name="P10">majeure par exemple). C’est, en général, le cas des contrats au</text:p>
      <text:p text:style-name="P10">forfait. Mais en pratique, dans un même contrat informatique, on</text:p>
      <text:p text:style-name="P10">retrouve ces deux dernières catégories d’obligations selon la nature</text:p>
      <text:p text:style-name="P10">des prestations.</text:p>
      <text:p text:style-name="P7"/>
      <text:p text:style-name="P5"><text:span text:style-name="T9">7 - </text:span>Les délais et les pénalités de retard</text:p>
      <text:p text:style-name="P7">Les délais d’exécution du contrat et les conséquences d’un éventuel retard</text:p>
      <text:p text:style-name="P7">sont fixés dans cette clause. En matière informatique, les délais doivent être</text:p>
      <text:p text:style-name="P7">réalisés et détaillés car les enjeux sont très importants pour le client. Par</text:p>
      <text:p text:style-name="P7">conséquent, les pénalités du non respect des calendriers peuvent être :</text:p>
      <text:p text:style-name="P1"><text:span text:style-name="T1">􀀁 </text:span><text:span text:style-name="T2">proportionnelles : en pourcentage par rapport au montant de la</text:span></text:p>
      <text:p text:style-name="P7">prestation retardée ;</text:p>
      <text:p text:style-name="P1"><text:span text:style-name="T1">􀀁 </text:span><text:span text:style-name="T2">forfaitaires : en fonction des jours de retard.</text:span></text:p>
      <text:p text:style-name="P7">En outre, le client peut réclamer en justice la réparation des dommages</text:p>
      <text:p text:style-name="P7">causés par ce retard.</text:p>
      <text:p text:style-name="P7"/>
      <text:p text:style-name="P5"><text:span text:style-name="T9">8 - </text:span>Les modalités d’exécution</text:p>
      <text:p text:style-name="P7">Cette clause précise, outre le lieu d’exécution de la prestation (chez le client</text:p>
      <text:p text:style-name="P7">ou chez le fournisseur), les moyens nécessaires en personnel et en matériel</text:p>
      <text:p text:style-name="P7">pour la réalisation de l’étude <text:span text:style-name="T15">(exemple : libre accès aux locaux, aux jours et</text:span></text:p>
      <text:p text:style-name="P8">heures habituels de travail du client et à la demande expresse du</text:p>
      <text:p text:style-name="P8">prestataire, en dehors desdits jours et heures : matériels, logiciels,</text:p>
      <text:p text:style-name="P8">téléphone, photocopie, secrétariat, etc.).</text:p>
      <text:p text:style-name="P7"/>
      <text:p text:style-name="P5"><text:span text:style-name="T9">9 - </text:span>Le prix, la révision de prix et les modalités de paiement</text:p>
      <text:p text:style-name="P7">Le prix de la prestation doit être déterminé et éventuellement révisable. En</text:p>
      <text:p text:style-name="P7">outre, la clause doit préciser le prix hors taxes et TTC, le moyen de</text:p>
      <text:p text:style-name="P7">paiement, les délais de règlement et éventuellement les pénalités</text:p>
      <text:p text:style-name="P7">applicables en cas de retard.</text:p>
      <text:p text:style-name="P7"/>
      <text:p text:style-name="P8">Exemple :</text:p>
      <text:p text:style-name="P7">- Signature du contrat .................................... 30 %</text:p>
      <text:p text:style-name="P7">- Validation des dossiers d’étude et de</text:p>
      <text:p text:style-name="P7">spécification.................................................... 30 %</text:p>
      <text:p text:style-name="P7">- Recette provisoire acceptée.......................... 30 %</text:p>
      <text:p text:style-name="P7">- Livraison et recette définitive………........... 10 %</text:p>
      <text:p text:style-name="P1"><text:span text:style-name="T4"><text:s text:c="69"/></text:span><text:span text:style-name="T2">__________</text:span></text:p>
      <text:p text:style-name="P1"><text:span text:style-name="T4"><text:s text:c="68"/></text:span><text:span text:style-name="T2">TOTAL 100 %</text:span></text:p>
      <text:p text:style-name="P7">Au cas où la durée de la prestation excède une échéance déterminée, le</text:p>
      <text:p text:style-name="P7">prix pourra faire l’objet d’une révision, généralement calculée selon la</text:p>
      <text:p text:style-name="P7">formule suivante :</text:p>
      <text:p text:style-name="P7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2">P = Po x S / So</text:p>
          </table:table-cell>
        </table:table-row>
      </table:table>
      <text:p text:style-name="P12"><text:span text:style-name="T14"><text:s/></text:span>Avec :</text:p>
      <text:p text:style-name="P12">P = prix révisé</text:p>
      <text:p text:style-name="P12">Po = prix initial</text:p>
      <text:p text:style-name="P12">S = indice Syntec à la date de révision</text:p>
      <text:p text:style-name="P12">So = indice Syntec à la date de prise d’effet du contrat.</text:p>
      <text:p text:style-name="P12"/>
      <text:p text:style-name="P6"><text:span text:style-name="T12">10 - </text:span><text:span text:style-name="T10">La résiliation</text:span></text:p>
      <text:p text:style-name="P7">L’inexécution d’obligations par l’une ou l’autre des parties peut entraîner la</text:p>
      <text:p text:style-name="P7">résiliation du contrat assortie de clauses telles que :</text:p>
      <text:p text:style-name="P1"><text:soft-page-break/><text:span text:style-name="T1">􀀁 </text:span><text:span text:style-name="T2">le règlement des sommes restant dues ;</text:span></text:p>
      <text:p text:style-name="P1"><text:span text:style-name="T1">􀀁 </text:span><text:span text:style-name="T2">le maintien de la confidentialité pendant une durée déterminée ;</text:span></text:p>
      <text:p text:style-name="P1"><text:span text:style-name="T1">􀀁 </text:span><text:span text:style-name="T2">la restitution des documents et applications, ainsi que toutes les</text:span></text:p>
      <text:p text:style-name="P7">copies qui en auront été faites, etc.</text:p>
      <text:p text:style-name="P7"/>
      <text:p text:style-name="P5"><text:span text:style-name="T9">11 - </text:span>La responsabilité</text:p>
      <text:p text:style-name="P7">Cette clause correspond au principe de la responsabilité civile selon lequel</text:p>
      <text:p text:style-name="P9">« tout fait quelconque de l’homme qui cause à autrui un dommage, oblige</text:p>
      <text:p text:style-name="P9">celui par la faute duquel il est arrivé, à le réparer » (article 1382 du Code</text:p>
      <text:p text:style-name="P9">Civil).</text:p>
      <text:p text:style-name="P7">Elle peut préciser par exemple que «le prestataire est responsable des</text:p>
      <text:p text:style-name="P7">fautes professionnelles que son personnel pourrait être amené à</text:p>
      <text:p text:style-name="P7">commettre dans l’exercice de ses fonctions et sera responsable des</text:p>
      <text:p text:style-name="P7">dommages qui en résulteraient».</text:p>
      <text:p text:style-name="P7"/>
      <text:p text:style-name="P5"><text:span text:style-name="T9">12 - </text:span>La garantie</text:p>
      <text:p text:style-name="P7">Elle prend effet à la date de la réception finale définitive et concerne :</text:p>
      <text:p text:style-name="P11"/>
      <text:p text:style-name="P1"><text:span text:style-name="T1">􀀁 </text:span><text:span text:style-name="T2">la conformité de l’application aux besoins exprimés par le client, et</text:span></text:p>
      <text:p text:style-name="P7">définis dans le cahier des charges ;</text:p>
      <text:p text:style-name="P1"><text:span text:style-name="T1">􀀁 </text:span><text:span text:style-name="T2">le respect de la réglementation en vigueur (loi informatique et</text:span></text:p>
      <text:p text:style-name="P7">libertés,…) ;</text:p>
      <text:p text:style-name="P1"><text:span text:style-name="T1">􀀁 </text:span><text:span text:style-name="T2">les vices cachés ;</text:span></text:p>
      <text:p text:style-name="P1"><text:span text:style-name="T1">􀀁 </text:span><text:span text:style-name="T2">les corrections d’anomalies, </text:span><text:span text:style-name="T5">par exemple : «La correction des</text:span></text:p>
      <text:p text:style-name="P8">anomalies de fonctionnement détectées pendant les 3 mois à</text:p>
      <text:p text:style-name="P8">suivre après la réception définitive de l’application sera à la charge de</text:p>
      <text:p text:style-name="P8">la Société X, dans la mesure où elles portent sur une fonctionnalité</text:p>
      <text:p text:style-name="P8">prévue dans le cahier des charges» ;</text:p>
      <text:p text:style-name="P1"><text:span text:style-name="T1">􀀁 </text:span><text:span text:style-name="T2">Les domaines d’application, par </text:span><text:span text:style-name="T5">exemple : «Toutefois, la garantie ne</text:span></text:p>
      <text:p text:style-name="P8">s’appliquera pas dans les cas suivants : modification des</text:p>
      <text:p text:style-name="P8">programmes par le client sans l’accord écrit de la part de la Société</text:p>
      <text:p text:style-name="P8">X ; défaut d’entretien conformément aux consignes de la Société</text:p>
      <text:p text:style-name="P8">X ; causes accidentelles telles que dégât des eaux, incendie, etc.».</text:p>
      <text:p text:style-name="P7">Elle doit être limitée dans le temps.</text:p>
      <text:p text:style-name="P7"/>
      <text:p text:style-name="P7">Cette clause peut également préciser que la maintenance fait, en général,</text:p>
      <text:p text:style-name="P7">l’objet d’un contrat séparé, <text:span text:style-name="T15">par exemple : Les prestations de maintenance</text:span></text:p>
      <text:p text:style-name="P8">de l’application ne sont pas assurées par la Société X dans le cadre de ce</text:p>
      <text:p text:style-name="P8">contrat. Elles feront, éventuellement l’objet d’un contrat séparé».</text:p>
      <text:p text:style-name="P7"/>
      <text:p text:style-name="P5"><text:span text:style-name="T9">13 - </text:span>La propriété intellectuelle</text:p>
      <text:p text:style-name="P7">Elle garantit et précise :</text:p>
      <text:p text:style-name="P1"><text:span text:style-name="T1">􀀁 </text:span><text:span text:style-name="T2">l’auteur de l’application,</text:span></text:p>
      <text:p text:style-name="P1"><text:span text:style-name="T1">􀀁 </text:span><text:span text:style-name="T2">les titulaires de droits d’auteur,</text:span></text:p>
      <text:p text:style-name="P1"><text:span text:style-name="T1">􀀁 </text:span><text:span text:style-name="T2">les droits et obligations du licencié, etc.</text:span></text:p>
      <text:p text:style-name="P8">Exemple : «Le logiciel développé pour l’entreprise A devient sa propriété</text:p>
      <text:p text:style-name="P8">après paiement intégral de son prix. La Société X garde la propriété du</text:p>
      <text:p text:style-name="P8">savoir-faire, des méthodes et des procédés développés pour exécuter ses</text:p>
      <text:p text:style-name="P8">prestations et peut les utiliser pour d’autres projets».</text:p>
      <text:p text:style-name="P7"/>
      <text:p text:style-name="P5"><text:span text:style-name="T9">14 - </text:span>La non concurrence</text:p>
      <text:p text:style-name="P7">Cette clause engage chacune des parties au respect des principes du droit</text:p>
      <text:p text:style-name="P7"><text:soft-page-break/>de la concurrence, dans les limites du contrat, notamment à ne pas :</text:p>
      <text:p text:style-name="P1"><text:span text:style-name="T1">􀀁 </text:span><text:span text:style-name="T2">solliciter ou embaucher les salariés de l’autre partie pendant une</text:span></text:p>
      <text:p text:style-name="P7">durée déterminée à compter de la signature du contrat ;</text:p>
      <text:p text:style-name="P1"><text:span text:style-name="T1">􀀁 </text:span><text:span text:style-name="T2">prospecter un marché et une clientèle donnés ;</text:span></text:p>
      <text:p text:style-name="P1"><text:span text:style-name="T1">􀀁 </text:span><text:span text:style-name="T2">développer une application identique pour un concurrent d’une des</text:span></text:p>
      <text:p text:style-name="P7">parties concernées, etc.</text:p>
      <text:p text:style-name="P13"/>
      <text:p text:style-name="P5"><text:span text:style-name="T9">15 - </text:span>La cessibilité</text:p>
      <text:p text:style-name="P7">Elle précise que les droits et les obligations du client au titre du contrat</text:p>
      <text:p text:style-name="P7">(lorsqu’il est conclu en considération de la personne du client) ne peuvent</text:p>
      <text:p text:style-name="P7">être délégués ou cédés, sans l’accord préalable et écrit du prestataire.</text:p>
      <text:p text:style-name="P7"/>
      <text:p text:style-name="P5"><text:span text:style-name="T9">16 - </text:span>Le territoire</text:p>
      <text:p text:style-name="P7">Parmi les contrats de distribution, de licence d’utilisation ou de maintenance,</text:p>
      <text:p text:style-name="P7">cette clause délimite l’espace géographique, qui pourra être étendu par un</text:p>
      <text:p text:style-name="P7">avenant au contrat.</text:p>
      <text:p text:style-name="P7"/>
      <text:p text:style-name="P5"><text:span text:style-name="T9">17 - </text:span>Les avenants et modifications</text:p>
      <text:p text:style-name="P7">L’expression de besoins nouveaux du client et/ou la création de nouveaux</text:p>
      <text:p text:style-name="P7">services proposés par le fournisseur en cours de réalisation peuvent</text:p>
      <text:p text:style-name="P7">entraîner la modification du contrat initial. Ces nouveaux accords prévus par</text:p>
      <text:p text:style-name="P7">le contrat initial, seront matérialisés par des avenants signés par chacune</text:p>
      <text:p text:style-name="P7">des parties.</text:p>
      <text:p text:style-name="P7"/>
      <text:p text:style-name="P1"><text:span text:style-name="T2">C’est l’</text:span><text:span text:style-name="T7">exemple </text:span><text:span text:style-name="T2">des prestations telles que :</text:span></text:p>
      <text:p text:style-name="P1"><text:span text:style-name="T1">􀀁 </text:span><text:span text:style-name="T2">les modifications de spécifications demandées par le client,</text:span></text:p>
      <text:p text:style-name="P7">postérieurement à la validation desdites spécifications ;</text:p>
      <text:p text:style-name="P1"><text:span text:style-name="T1">􀀁 </text:span><text:span text:style-name="T2">les programmations faisant suite aux modifications de spécifications ;</text:span></text:p>
      <text:p text:style-name="P1"><text:span text:style-name="T1">􀀁 </text:span><text:span text:style-name="T2">la formation du personnel, etc.</text:span></text:p>
      <text:p text:style-name="P7">En outre, cette clause doit préciser, par exemple, que : <text:span text:style-name="T15">«Les prestations</text:span></text:p>
      <text:p text:style-name="P8">supplémentaires ne peuvent être engagées par la Société X sans l’accord</text:p>
      <text:p text:style-name="P8">préalable et écrit de son client A sur les modalités de leur exécution et de</text:p>
      <text:p text:style-name="P8">leur rémunération».</text:p>
      <text:p text:style-name="P7"/>
      <text:p text:style-name="P5"><text:span text:style-name="T9">18 - </text:span>L’intégralité</text:p>
      <text:p text:style-name="P7">Elle précise que le contrat, ses avenants et ses annexes (cahier des charges,</text:p>
      <text:p text:style-name="P7">proposition commerciale, etc.) paraphés par les parties et classés par ordre</text:p>
      <text:p text:style-name="P7">d’importance décroissante constituent l’intégralité des accords entre elles,</text:p>
      <text:p text:style-name="P7">en ce qui concerne la réalisation de la prestation. Les avenants annulent et</text:p>
      <text:p text:style-name="P7">remplacent tous les accords antérieurs, quelle qu’en soit la forme.</text:p>
      <text:p text:style-name="P7"/>
      <text:p text:style-name="P5"><text:span text:style-name="T9">19 - </text:span>Le suivi des prestations</text:p>
      <text:p text:style-name="P7">Afin de vérifier le degré d’avancement du projet, le client peut se réserver</text:p>
      <text:p text:style-name="P7">le droit de <text:span text:style-name="T13">faire auditer</text:span>, par une société de son choix, et à tout moment, le</text:p>
      <text:p text:style-name="P7">travail accompli par le prestataire. Ce dernier est tenu de fournir à</text:p>
      <text:p text:style-name="P7">l’auditeur, toutes les informations nécessaires à l’audit : les dossiers</text:p>
      <text:p text:style-name="P7">techniques, l’ordonnancement et la planification des tâches, l’affectation des</text:p>
      <text:p text:style-name="P7">ressources, etc.</text:p>
      <text:p text:style-name="P11"/>
      <text:p text:style-name="P5"><text:span text:style-name="T9">20 - </text:span>Le droit applicable et les litiges</text:p>
      <text:p text:style-name="P7">Il s’agit de préciser le droit national auquel sont soumis le contrat et les actes</text:p>
      <text:p text:style-name="P7">qui en seront la conséquence. Les pa<text:span text:style-name="T20">r</text:span>ties peuvent également déclarer leur</text:p>
      <text:p text:style-name="P7">intention de chercher une solution amiable à toute difficulté qui pourrait</text:p>
      <text:p text:style-name="P7">surgir de l’interprétation de l’exécution du contrat. Enfin, si une telle solution</text:p>
      <text:p text:style-name="P7"><text:soft-page-break/>n’a pu aboutir, ce litige sera de la compétence d’un tribunal désigné.</text:p>
      <text:p text:style-name="P7"/>
      <text:p text:style-name="P7">Issues de la pratique contractuelle, les 20 clauses résumées ci-dessus ont</text:p>
      <text:p text:style-name="P7">une valeur indicative. Aussi, doivent-elles être lues avec attention et</text:p>
      <text:p text:style-name="P7">adaptées aux objectifs poursuivis par les parties en fonction de leurs</text:p>
      <text:p text:style-name="P7">contraintes juridiques propres</text:p>
      <text:p text:style-name="P7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tcEras-Book" svg:font-family="ItcEras-Book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Palatino-Bold" svg:font-family="Palatino-Bold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19T18:29:32.739000000</meta:creation-date>
    <meta:print-date>2016-10-19T18:34:31.924000000</meta:print-date>
    <dc:date>2022-09-30T15:30:09.773000000</dc:date>
    <meta:editing-duration>PT18M32S</meta:editing-duration>
    <meta:editing-cycles>3</meta:editing-cycles>
    <meta:generator>LibreOffice/7.3.4.2$Windows_X86_64 LibreOffice_project/728fec16bd5f605073805c3c9e7c4212a0120dc5</meta:generator>
    <meta:document-statistic meta:table-count="1" meta:image-count="0" meta:object-count="0" meta:page-count="5" meta:paragraph-count="190" meta:word-count="1662" meta:character-count="10710" meta:non-whitespace-character-count="8804"/>
  </office:meta>
</office:document-meta>
</file>